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 Вывести на экран первые 300 чисел-палиндромов &gt; 12.</text:p>
      <text:p text:style-name="P1">2. <text:s/>Вывести на экран первые 125 чисел-палиндромов &gt; 100.</text:p>
      <text:p text:style-name="P1">3. Вывести на экран последние 10 простых чисел в диапазоне 10000 до 100000.</text:p>
      <text:p text:style-name="P1">4. Вывести на экран первые 100 простых чисел &gt; 25.</text:p>
      <text:p text:style-name="P1">5. Вывести на экран последние k простых чисел в диапазоне a до b.</text:p>
      <text:p text:style-name="P1">6. Вывести на экран первые k простых чисел в диапазоне a до b.</text:p>
      <text:p text:style-name="P1">7. Вывести на экран последние k чисел-палиндромов в диапазоне a до b.</text:p>
      <text:p text:style-name="P1">8. Вывести на экран первые k чисел-палиндромов в диапазоне a до b.</text:p>
      <text:p text:style-name="P1">9. Вывести на экран первые k чисел-палиндромов &gt; a.</text:p>
      <text:p text:style-name="P1">10. Вывести на экран числа-палиндромы в диапазоне от a до b, их сумму и количество.</text:p>
      <text:p text:style-name="P1">11. Вывести на экран простые числа в диапазоне от a до b, их сумму и количество.</text:p>
      <text:p text:style-name="P1">12. Среди чисел больших 100 найти первые 50 чисел-палиндромов и первые 70 простых чисел.</text:p>
      <text:p text:style-name="P1">13. Среди чисел больших a найти первые k чисел-палиндромов и первые m простых чисел.</text:p>
      <text:p text:style-name="P1">14. Вводится последовательность целых чисел, которая заканчивается после ввода 20-го простого числа. Найти два наибольших значения из введенных чисел.</text:p>
      <text:p text:style-name="P1">15. Вводится последовательность целых чисел, которая заканчивается после ввода 17-го числа-палиндрома. Найти наибольшее и наименьшее значения из введенных чисел.</text:p>
      <text:p text:style-name="P1">16. Вводится последовательность целых чисел, которая заканчивается после ввода 10 чисел-палиндромов. Вывести на экран все введенные простые числа, их сумму и произведение.</text:p>
      <text:p text:style-name="P1">17. <text:s/>Вводится последовательность целых чисел, которая заканчивается после ввода 13 простых чисел. Для каждого введённого числа вывести на экран число, которое получится после записи цифр исходного числа в обратном порядке.</text:p>
      <text:p text:style-name="P1"><text:soft-page-break/>18. Вводится последовательность целых чисел, которая заканчивается после ввода k чисел-палиндромов. Найти наименьшее из введенных чисел, у которого сумма делителей нечётна.</text:p>
      <text:p text:style-name="P1">19. Вводится последовательность целых чисел, которая заканчивается после ввода k чисел-палиндромов. Найти два наименьших числа из введенных, у которых сумма делителей нечётна.</text:p>
      <text:p text:style-name="P1">20. Вводится последовательность целых чисел, которая заканчивается после ввода k чисел-палиндромов. <text:s/>Найти два наибольших числа из введенных, у которых сумма делителей чётна.</text:p>
      <text:p text:style-name="P1">21. Вводится последовательность целых чисел, которая заканчивается после ввода k чисел-палиндромов. <text:s/>Введенные числа вывести в двоичной системе счисления.</text:p>
      <text:p text:style-name="P1">22. Вводится последовательность целых чисел, которая заканчивается после ввода k чисел-палиндромов. <text:s/>Введенные числа вывести в восьмеричной системе счисления.</text:p>
      <text:p text:style-name="P1">23. Вводится последовательность целых чисел, которая заканчивается после ввода k чисел-палиндромов. Вывести номер наибольшей цифры в каждом введенном числе.</text:p>
      <text:p text:style-name="P1">24. Вводится последовательность целых чисел, которая заканчивается после ввода k чисел-палиндромов. Вывести номер наименьшей цифры в каждом введенном числе.</text:p>
      <text:p text:style-name="P1">25. Вводится последовательность целых чисел, которая заканчивается после ввода k чисел-палиндромов. Найти количество чисел состоящих из одинаковых цифр</text:p>
      <text:p text:style-name="P1">26. Вводится последовательность целых чисел, которая заканчивается после ввода k чисел-палиндромов. Найти количество чисел состоящих из нечётных цифр</text:p>
      <text:p text:style-name="P1">27. <text:s/>Вводится последовательность целых чисел, которая заканчивается после ввода m простых чисел. <text:s/>Для каждого введённого числа вывести все его делители.</text:p>
      <text:p text:style-name="P1">28. Вводится последовательность целых чисел, которая заканчивается после ввода m простых чисел. <text:s/>Для каждого введённого числа вывести сумму его делителей.</text:p>
      <text:p text:style-name="P1"><text:soft-page-break/>29. Вводится последовательность целых чисел, которая заканчивается после ввода m простых чисел. <text:s/>Для каждого введённого числа вывести его наибольший делитель, меньший самого числа.</text:p>
      <text:p text:style-name="P1">30. Вводится последовательность целых чисел, которая заканчивается после ввода m простых чисел. Для каждого введённого числа вывести его наименьший делитель &gt;1.</text:p>
      <text:p text:style-name="P1">31. Вводится последовательность целых чисел, которая заканчивается после ввода m простых чисел. Для каждого введённого числа проверить является ли сумма делителей числа простым числом.</text:p>
      <text:p text:style-name="P1">32. Вводится последовательность целых чисел, которая заканчивается после ввода m простых чисел. Найти наибольшее из введенных чисел, у которого сумма делителей чётн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21:06.157222113</meta:creation-date>
    <dc:date>2023-01-31T16:27:36.939468712</dc:date>
    <meta:editing-duration>PT5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32" meta:word-count="554" meta:character-count="4028" meta:non-whitespace-character-count="3497"/>
  </office:meta>
</office:document-meta>
</file>